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</office:font-face-decls>
  <office:automatic-styles>
    <style:style style:name="co1" style:family="table-column">
      <style:table-column-properties fo:break-before="auto" style:column-width="2.096cm"/>
    </style:style>
    <style:style style:name="co2" style:family="table-column">
      <style:table-column-properties fo:break-before="auto" style:column-width="2.87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ce2" style:family="table-cell" style:parent-style-name="Default" style:data-style-name="N108"/>
    <style:style style:name="ce3" style:family="table-cell" style:parent-style-name="Default" style:data-style-name="N0"/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column table:style-name="co3" table:default-cell-style-name="ce2"/>
        <table:table-column table:style-name="co3" table:number-columns-repeated="3" table:default-cell-style-name="Default"/>
        <table:table-row table:style-name="ro1">
          <table:table-cell office:value-type="string">
            <text:p>RosterSize</text:p>
          </table:table-cell>
          <table:table-cell office:value-type="string">
            <text:p>NumberOfUsers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3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2404">
            <text:p>12404</text:p>
          </table:table-cell>
          <table:table-cell table:number-columns-repeated="8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204">
            <text:p>3204</text:p>
          </table:table-cell>
          <table:table-cell table:number-columns-repeated="8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1">
            <text:p>1791</text:p>
          </table:table-cell>
          <table:table-cell table:number-columns-repeated="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46">
            <text:p>1146</text:p>
          </table:table-cell>
          <table:table-cell table:number-columns-repeated="8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77">
            <text:p>877</text:p>
          </table:table-cell>
          <table:table-cell table:number-columns-repeated="8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31">
            <text:p>731</text:p>
          </table:table-cell>
          <table:table-cell table:number-columns-repeated="8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41">
            <text:p>541</text:p>
          </table:table-cell>
          <table:table-cell table:number-columns-repeated="8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68">
            <text:p>468</text:p>
          </table:table-cell>
          <table:table-cell table:number-columns-repeated="8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20">
            <text:p>420</text:p>
          </table:table-cell>
          <table:table-cell table:number-columns-repeated="8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58">
            <text:p>358</text:p>
          </table:table-cell>
          <table:table-cell table:number-columns-repeated="8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69">
            <text:p>369</text:p>
          </table:table-cell>
          <table:table-cell table:number-columns-repeated="8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33">
            <text:p>333</text:p>
          </table:table-cell>
          <table:table-cell table:number-columns-repeated="8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19">
            <text:p>319</text:p>
          </table:table-cell>
          <table:table-cell table:number-columns-repeated="8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05">
            <text:p>305</text:p>
          </table:table-cell>
          <table:table-cell table:number-columns-repeated="8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63">
            <text:p>263</text:p>
          </table:table-cell>
          <table:table-cell table:number-columns-repeated="8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table:number-columns-repeated="8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4">
            <text:p>234</text:p>
          </table:table-cell>
          <table:table-cell table:number-columns-repeated="8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0">
            <text:p>230</text:p>
          </table:table-cell>
          <table:table-cell table:number-columns-repeated="8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5">
            <text:p>245</text:p>
          </table:table-cell>
          <table:table-cell table:number-columns-repeated="8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22">
            <text:p>222</text:p>
          </table:table-cell>
          <table:table-cell table:number-columns-repeated="8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04">
            <text:p>204</text:p>
          </table:table-cell>
          <table:table-cell table:number-columns-repeated="8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8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90">
            <text:p>190</text:p>
          </table:table-cell>
          <table:table-cell table:number-columns-repeated="8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56">
            <text:p>156</text:p>
          </table:table-cell>
          <table:table-cell table:number-columns-repeated="8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84">
            <text:p>184</text:p>
          </table:table-cell>
          <table:table-cell table:number-columns-repeated="8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46">
            <text:p>146</text:p>
          </table:table-cell>
          <table:table-cell table:number-columns-repeated="8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38">
            <text:p>138</text:p>
          </table:table-cell>
          <table:table-cell table:number-columns-repeated="8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43">
            <text:p>143</text:p>
          </table:table-cell>
          <table:table-cell table:number-columns-repeated="8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33">
            <text:p>133</text:p>
          </table:table-cell>
          <table:table-cell table:number-columns-repeated="8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30">
            <text:p>130</text:p>
          </table:table-cell>
          <table:table-cell table:number-columns-repeated="8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9">
            <text:p>109</text:p>
          </table:table-cell>
          <table:table-cell table:number-columns-repeated="8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2">
            <text:p>102</text:p>
          </table:table-cell>
          <table:table-cell table:number-columns-repeated="8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2">
            <text:p>112</text:p>
          </table:table-cell>
          <table:table-cell table:number-columns-repeated="8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19">
            <text:p>119</text:p>
          </table:table-cell>
          <table:table-cell table:number-columns-repeated="8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09">
            <text:p>109</text:p>
          </table:table-cell>
          <table:table-cell table:number-columns-repeated="8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11">
            <text:p>111</text:p>
          </table:table-cell>
          <table:table-cell table:number-columns-repeated="8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09">
            <text:p>109</text:p>
          </table:table-cell>
          <table:table-cell table:number-columns-repeated="8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99">
            <text:p>99</text:p>
          </table:table-cell>
          <table:table-cell table:number-columns-repeated="8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table:number-columns-repeated="8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98">
            <text:p>98</text:p>
          </table:table-cell>
          <table:table-cell table:number-columns-repeated="8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94">
            <text:p>94</text:p>
          </table:table-cell>
          <table:table-cell table:number-columns-repeated="8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66">
            <text:p>66</text:p>
          </table:table-cell>
          <table:table-cell table:number-columns-repeated="8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90">
            <text:p>90</text:p>
          </table:table-cell>
          <table:table-cell table:number-columns-repeated="8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9">
            <text:p>69</text:p>
          </table:table-cell>
          <table:table-cell table:number-columns-repeated="8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 table:number-columns-repeated="8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6">
            <text:p>66</text:p>
          </table:table-cell>
          <table:table-cell table:number-columns-repeated="8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4">
            <text:p>74</text:p>
          </table:table-cell>
          <table:table-cell table:number-columns-repeated="8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6">
            <text:p>56</text:p>
          </table:table-cell>
          <table:table-cell table:number-columns-repeated="8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table:number-columns-repeated="8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0">
            <text:p>60</text:p>
          </table:table-cell>
          <table:table-cell table:number-columns-repeated="8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8">
            <text:p>18</text:p>
          </table:table-cell>
          <table:table-cell table:number-columns-repeated="8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float" office:value="193">
            <text:p>193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199">
            <text:p>199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float" office:value="206">
            <text:p>206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float" office:value="211">
            <text:p>211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13">
            <text:p>213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float" office:value="214">
            <text:p>21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19">
            <text:p>219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221">
            <text:p>221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float" office:value="228">
            <text:p>228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229">
            <text:p>229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32">
            <text:p>23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237">
            <text:p>237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float" office:value="239">
            <text:p>239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42">
            <text:p>242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float" office:value="246">
            <text:p>246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247">
            <text:p>247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48">
            <text:p>248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49">
            <text:p>249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57">
            <text:p>257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259">
            <text:p>259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64">
            <text:p>264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66">
            <text:p>266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69">
            <text:p>269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78">
            <text:p>278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79">
            <text:p>279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282">
            <text:p>28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83">
            <text:p>283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284">
            <text:p>28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85">
            <text:p>28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86">
            <text:p>286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91">
            <text:p>291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301">
            <text:p>301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307">
            <text:p>307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float" office:value="313">
            <text:p>313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314">
            <text:p>31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316">
            <text:p>316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318">
            <text:p>318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327">
            <text:p>327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329">
            <text:p>329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332">
            <text:p>33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336">
            <text:p>336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339">
            <text:p>339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342">
            <text:p>342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344">
            <text:p>344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345">
            <text:p>34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356">
            <text:p>356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364">
            <text:p>36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365">
            <text:p>36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373">
            <text:p>373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387">
            <text:p>387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411">
            <text:p>411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419">
            <text:p>419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437">
            <text:p>437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438">
            <text:p>438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444">
            <text:p>44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451">
            <text:p>451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462">
            <text:p>46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474">
            <text:p>47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503">
            <text:p>503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539">
            <text:p>539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569">
            <text:p>569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582">
            <text:p>58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586">
            <text:p>586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602">
            <text:p>60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621">
            <text:p>621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632">
            <text:p>63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903">
            <text:p>903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/>
          <table:table-cell table:formula="oooc:=SUM([.B2:.B315])" office:value-type="float" office:value="30520">
            <text:p>3052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</table:table>
      <table:database-ranges>
        <table:database-range table:target-range-address="Feuille1.A1:Feuille1.B655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fr" fo:country="FR" style:font-name-asian="Albany AMT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22">22/12/2005</text:date>, <text:time>19:0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5-12-22T18:01:16</meta:creation-date>
    <dc:creator>Mickaël Rémond</dc:creator>
    <dc:date>2005-12-22T19:08:06</dc:date>
    <dc:language>fr-FR</dc:language>
    <meta:editing-cycles>4</meta:editing-cycles>
    <meta:editing-duration>PT1H6M57S</meta:editing-duration>
    <meta:user-defined meta:name="Info 1"/>
    <meta:user-defined meta:name="Info 2"/>
    <meta:user-defined meta:name="Info 3"/>
    <meta:user-defined meta:name="Info 4"/>
    <meta:document-statistic meta:table-count="1" meta:cell-count="631"/>
  </office:meta>
</office:document-meta>
</file>